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9071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4264in"/>
    </style:style>
    <style:style style:name="co6" style:family="table-column">
      <style:table-column-properties fo:break-before="auto" style:column-width="1.3382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0.4047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1.406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8"/>
        <table:table-column table:style-name="co9" table:default-cell-style-name="ce8"/>
        <table:table-column table:style-name="co10" table:default-cell-style-name="ce11"/>
        <table:table-column table:style-name="co11" table:default-cell-style-name="ce8"/>
        <table:table-column table:style-name="co12" table:default-cell-style-name="ce8"/>
        <table:table-column table:style-name="co12" table:default-cell-style-name="Default"/>
        <table:table-row table:style-name="ro1">
          <table:table-cell office:value-type="string">
            <text:p>Display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4" office:value-type="string">
            <text:p>Zoll</text:p>
          </table:table-cell>
          <table:table-cell table:style-name="ce4" office:value-type="string">
            <text:p>Auflösung</text:p>
          </table:table-cell>
          <table:table-cell table:style-name="ce4" office:value-type="string">
            <text:p>B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atenblatt</text:p>
          </table:table-cell>
          <table:table-cell table:style-name="ce1" office:value-type="string">
            <text:p>Preis [Euro]</text:p>
          </table:table-cell>
          <table:table-cell table:style-name="ce4" office:value-type="string">
            <text:p>Stecker</text:p>
          </table:table-cell>
          <table:table-cell table:style-name="ce9" office:value-type="string">
            <text:p>Pins</text:p>
          </table:table-cell>
          <table:table-cell table:style-name="ce10" office:value-type="string">
            <text:p>Stecker</text:p>
          </table:table-cell>
          <table:table-cell table:style-name="ce12" office:value-type="string">
            <text:p>Bezeichnung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lt. Link</text:p>
          </table:table-cell>
          <table:table-cell table:style-name="ce14" office:value-type="string">
            <text:p>Preis</text:p>
          </table:table-cell>
        </table:table-row>
        <table:table-row table:style-name="ro2">
          <table:table-cell office:value-type="string">
            <text:p>TechToys</text:p>
          </table:table-cell>
          <table:table-cell office:value-type="string">
            <text:p>700TFT800480 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www.techtoys.com.hk/Displays/TY700TFT800480-R3.0/TY700TFT800480Rev03.htm" xlink:type="simple">http://www.techtoys.com.hk/Displays/TY700TFT800480-R3.0/TY700TFT800480Rev03.htm</text:a></text:p>
          </table:table-cell>
          <table:table-cell office:value-type="string">
            <text:p><text:a xlink:href="http://www.techtoys.com.hk/Displays/TY700TFT800480-R3.0/TY700TFT800480Rev03.pdf" xlink:type="simple">http://www.techtoys.com.hk/Displays/TY700TFT800480-R3.0/TY700TFT800480Rev03.pdf</text:a></text:p>
          </table:table-cell>
          <table:table-cell table:style-name="ce6" office:value-type="string">
            <text:p>49 USD = 35,28 Euro</text:p>
          </table:table-cell>
          <table:table-cell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table:style-name="ce13" office:value-type="string">
            <text:p>OMRON-XF2M-4015</text:p>
          </table:table-cell>
          <table:table-cell table:style-name="ce5" office:value-type="string">
            <text:p><text:a xlink:href="http://de.mouser.com/ProductDetail/Omron-Electronics/XF2M-4015-1A/?qs=sGAEpiMZZMs7i6cT6ogu44pm4smZNX%252bjga%252bwRw9Ip0U%3D" xlink:type="simple">http://de.mouser.com/ProductDetail/Omron-Electronics/XF2M-4015-1A/?qs=sGAEpiMZZMs7i6cT6ogu44pm4smZNX%252bjga%252bwRw9Ip0U%3d</text:a></text:p>
          </table:table-cell>
          <table:table-cell table:style-name="ce5"/>
          <table:table-cell office:value-type="float" office:value="1.7">
            <text:p>1.7</text:p>
          </table:table-cell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4.3-480272EF-ATXL#-T</text:p>
          </table:table-cell>
          <table:table-cell office:value-type="string">
            <text:p>4.3</text:p>
          </table:table-cell>
          <table:table-cell office:value-type="string">
            <text:p>480x272</text:p>
          </table:table-cell>
          <table:table-cell office:value-type="string">
            <text:p>RGB</text:p>
          </table:table-cell>
          <table:table-cell office:value-type="string">
            <text:p><text:a xlink:href="http://de.mouser.com/ProductDetail/Newhaven-Display/NHD-43-480272EF-ATXL-T/?qs=sGAEpiMZZMu%2FRY1bNe3bOzXdmhjyl0NaEZeRDUDaU14%3D" xlink:type="simple">http://de.mouser.com/ProductDetail/Newhaven-Display/NHD-43-480272EF-ATXL-T/?qs=sGAEpiMZZMu%2fRY1bNe3bOzXdmhjyl0NaEZeRDUDaU14%3d</text:a></text:p>
          </table:table-cell>
          <table:table-cell office:value-type="string">
            <text:p><text:a xlink:href="http://www.mouser.com/ds/2/291/NHD-4.3-480272EF-ATXL-T-231008.pdf" xlink:type="simple">http://www.mouser.com/ds/2/291/NHD-4.3-480272EF-ATXL-T-231008.pdf</text:a></text:p>
          </table:table-cell>
          <table:table-cell table:style-name="ce7" office:value-type="float" office:value="30.4">
            <text:p>30.4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 office:value-type="string">
            <text:p>Molex 54132-4062</text:p>
          </table:table-cell>
          <table:table-cell table:style-name="ce5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5"/>
          <table:table-cell office:value-type="float" office:value="2.01">
            <text:p>2.01</text:p>
          </table:table-cell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5.0-800480TF-ATXL#</text:p>
          </table:table-cell>
          <table:table-cell office:value-type="float" office:value="5">
            <text:p>5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de.mouser.com/ProductDetail/Newhaven-Display/NHD-50-800480TF-ATXL/?qs=sGAEpiMZZMu%2FRY1bNe3bOzW%2Fcy72k5AiCXMZx3F3r9A%3D" xlink:type="simple">http://de.mouser.com/ProductDetail/Newhaven-Display/NHD-50-800480TF-ATXL/?qs=sGAEpiMZZMu%2fRY1bNe3bOzW%2fcy72k5AiCXMZx3F3r9A%3d</text:a></text:p>
          </table:table-cell>
          <table:table-cell office:value-type="string">
            <text:p><text:a xlink:href="http://www.mouser.com/ds/2/291/NHD-5.0-800480TF-ATXL-248138.pdf" xlink:type="simple">http://www.mouser.com/ds/2/291/NHD-5.0-800480TF-ATXL-248138.pdf</text:a></text:p>
          </table:table-cell>
          <table:table-cell table:style-name="ce7" office:value-type="float" office:value="32">
            <text:p>32.0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FI-X30SSLA</text:p>
          </table:table-cell>
          <table:table-cell table:style-name="ce5" office:value-type="string">
            <text:p><text:a xlink:href="http://de.mouser.com/ProductDetail/JAE-Electronics/FI-X30SSLA-HF/?qs=%2Fha2pyFadujIP12IPWSu60U16LCCIpskc3nddod1aAbSGp6cua%2FEUQ%3D%3D" xlink:type="simple">http://de.mouser.com/ProductDetail/JAE-Electronics/FI-X30SSLA-HF/?qs=%2fha2pyFadujIP12IPWSu60U16LCCIpskc3nddod1aAbSGp6cua%2fEUQ%3d%3d</text:a></text:p>
          </table:table-cell>
          <table:table-cell table:style-name="ce5" office:value-type="string">
            <text:p><text:a xlink:href="http://de.farnell.com/jae/fi-x30ssla-hf/header-lvds-r-a-1mm-30pol/dp/2192362?Ntt=FI-X30SSLA" xlink:type="simple">http://de.farnell.com/jae/fi-x30ssla-hf/header-lvds-r-a-1mm-30pol/dp/2192362?Ntt=FI-X30SSLA</text:a></text:p>
          </table:table-cell>
          <table:table-cell table:style-name="ce7" office:value-type="string">
            <text:p>13,08 /4,70 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12" office:value-type="string">
            <text:p>Kabel</text:p>
          </table:table-cell>
          <table:table-cell table:number-columns-repeated="3"/>
        </table:table-row>
        <table:table-row table:style-name="ro3">
          <table:table-cell office:value-type="string">
            <text:p>LG Display</text:p>
          </table:table-cell>
          <table:table-cell table:style-name="ce2" office:value-type="string">
            <text:p>LB070WV8-SL01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LVDS</text:p>
          </table:table-cell>
          <table:table-cell table:style-name="ce5" office:value-type="string">
            <text:p><text:a xlink:href="http://www.hy-line.de/firmengruppe/hy-line-computer-components/produkte/display-technologie/display-uebersicht/?no_cache=1&amp;tx_caglonglists_pi1%5Bstart%5D=0" xlink:type="simple">http://www.hy-line.de/firmengruppe/hy-line-computer-components/produkte/display-technologie/display-uebersicht/?no_cache=1&amp;tx_caglonglists_pi1%5Bstart%5D=0</text:a></text:p>
          </table:table-cell>
          <table:table-cell office:value-type="string">
            <text:p><text:a xlink:href="http://www.hy-line.de/fileadmin/hy-line/computer/csv/datasheets/Final%20CAS%20LB070WV8-SL01_20121122.pdf" xlink:type="simple">http://www.hy-line.de/fileadmin/hy-line/computer/csv/datasheets/Final CAS LB070WV8-SL01_20121122.pdf</text:a>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FIX-S6 30pin LVDS cable</text:p>
          </table:table-cell>
          <table:table-cell table:style-name="ce5" office:value-type="string">
            <text:p><text:a xlink:href="http://www.ebay.com/itm/FIX-S6-30pin-LVDS-cable-for-LCD-controller-panel-6-bits-/271022776434" xlink:type="simple">http://www.ebay.com/itm/FIX-S6-30pin-LVDS-cable-for-LCD-controller-panel-6-bits-/271022776434</text:a></text:p>
          </table:table-cell>
          <table:table-cell table:style-name="ce5"/>
          <table:table-cell office:value-type="string">
            <text:p>7,49 USD</text:p>
          </table:table-cell>
        </table:table-row>
        <table:table-row table:style-name="ro3">
          <table:table-cell table:number-columns-repeated="7"/>
          <table:table-cell table:style-name="ce7"/>
          <table:table-cell table:number-columns-repeated="3"/>
          <table:table-cell office:value-type="string">
            <text:p>FI-X30HL-KITASSY-300M</text:p>
          </table:table-cell>
          <table:table-cell table:style-name="ce5" office:value-type="string">
            <text:p><text:a xlink:href="http://de.mouser.com/ProductDetail/JAE-Electronics/FI-X30HL-KITASSY-300M/?qs=%2Fha2pyFadujNzv90BW1xI1gdD3L8QEJF1IyEqqeXVD3ME%2FIlu6z0sQ%3D%3D" xlink:type="simple">http://de.mouser.com/ProductDetail/JAE-Electronics/FI-X30HL-KITASSY-300M/?qs=%2fha2pyFadujNzv90BW1xI1gdD3L8QEJF1IyEqqeXVD3ME%2fIlu6z0sQ%3d%3d</text:a></text:p>
          </table:table-cell>
          <table:table-cell/>
          <table:table-cell office:value-type="float" office:value="11.19">
            <text:p>11.19</text:p>
          </table:table-cell>
        </table:table-row>
        <table:table-row table:style-name="ro3">
          <table:table-cell table:number-columns-repeated="7"/>
          <table:table-cell table:style-name="ce7"/>
          <table:table-cell table:style-name="Default"/>
          <table:table-cell table:number-columns-repeated="2"/>
          <table:table-cell office:value-type="string">
            <text:p>FI-X30H</text:p>
          </table:table-cell>
          <table:table-cell table:style-name="ce5" office:value-type="string">
            <text:p><text:a xlink:href="http://de.farnell.com/jae/fi-x30h/gehaeuse-crimp-lvds-30kont/dp/1519730" xlink:type="simple">http://de.farnell.com/jae/fi-x30h/gehaeuse-crimp-lvds-30kont/dp/1519730</text:a></text:p>
          </table:table-cell>
          <table:table-cell/>
          <table:table-cell office:value-type="float" office:value="2.69">
            <text:p>2.69</text:p>
          </table:table-cell>
        </table:table-row>
        <table:table-row table:style-name="ro3">
          <table:table-cell table:number-columns-repeated="7"/>
          <table:table-cell table:style-name="ce7"/>
          <table:table-cell table:number-columns-repeated="3"/>
          <table:table-cell office:value-type="string">
            <text:p>KAB-FI-X30H-0500RK</text:p>
          </table:table-cell>
          <table:table-cell table:style-name="ce5" office:value-type="string">
            <text:p><text:a xlink:href="http://www.esskabel.de/kabelkonfektion/datasheet/kab-fi-x30h-0500rk/217" xlink:type="simple">http://www.esskabel.de/kabelkonfektion/datasheet/kab-fi-x30h-0500rk/217</text:a></text:p>
          </table:table-cell>
          <table:table-cell/>
          <table:table-cell office:value-type="string">
            <text:p>?</text:p>
          </table:table-cell>
        </table:table-row>
        <table:table-row table:style-name="ro1" table:number-rows-repeated="4">
          <table:table-cell table:number-columns-repeated="7"/>
          <table:table-cell table:style-name="ce7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3"/>
          <table:table-cell table:number-columns-repeated="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7:28: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2:03:05</meta:creation-date>
    <dc:date>2014-03-20T17:34:31</dc:date>
    <meta:editing-duration>PT3H48M29S</meta:editing-duration>
    <meta:editing-cycles>7</meta:editing-cycles>
    <meta:generator>LibreOffice/4.0.2.2$Linux_x86 LibreOffice_project/400m0$Build-2</meta:generator>
    <meta:document-statistic meta:table-count="1" meta:cell-count="80" meta:object-count="0"/>
  </office:meta>
</office:document-meta>
</file>